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2" style:font-name-asian="Arial2" style:font-name-complex="Arial2" fo:font-size="8pt" style:font-size-asian="8pt" style:font-size-complex="8pt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Comma" style:data-style-name="N38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#FFFFFF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2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4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5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6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/>
    </style:style>
    <style:style style:name="ce5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58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63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FFFFF"/>
    </style:style>
    <style:style style:name="ce68" style:family="table-cell" style:parent-style-name="Default" style:data-style-name="N40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9" style:family="table-cell" style:parent-style-name="Default" style:data-style-name="N0">
      <style:table-cell-properties fo:background-color="#FFFFFF"/>
    </style:style>
    <style:style style:name="ce7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Comma" style:data-style-name="N41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16pt" style:font-size-asian="16pt" style:font-size-complex="16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76" style:family="table-cell" style:parent-style-name="Default" style:data-style-name="N3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77" style:family="table-cell" style:parent-style-name="Default" style:data-style-name="N44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78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45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81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9pt" style:font-size-asian="9pt" style:font-size-complex="9pt"/>
    </style:style>
    <style:style style:name="ce83" style:family="table-cell" style:parent-style-name="Default" style:data-style-name="N0">
      <style:table-cell-properties style:vertical-align="middle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7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8" style:family="table-cell" style:parent-style-name="Default" style:data-style-name="N47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89" style:family="table-cell" style:parent-style-name="Default" style:data-style-name="N48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7pt" style:font-size-asian="7pt" style:font-size-complex="7pt"/>
    </style:style>
    <style:style style:name="ce90" style:family="table-cell" style:parent-style-name="Default" style:data-style-name="N46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/>
    </style:style>
    <style:style style:name="ce91" style:family="table-cell" style:parent-style-name="Default" style:data-style-name="N46">
      <style:table-cell-properties style:vertical-align="middle" style:repeat-content="false"/>
      <style:paragraph-properties fo:text-align="start" fo:margin-left="0cm"/>
      <style:text-properties fo:color="#000000" style:font-name="Verdana" style:font-name-asian="Verdana" style:font-name-complex="Verdana" fo:font-size="7pt" style:font-size-asian="7pt" style:font-size-complex="7pt" fo:font-weight="bold" style:font-weight-asian="bold" style:font-weight-complex="bold"/>
    </style:style>
    <style:style style:name="ce92" style:family="table-cell" style:parent-style-name="Default" style:data-style-name="N0">
      <style:table-cell-properties style:vertical-align="middle"/>
      <style:text-properties fo:color="#000000" style:font-name="Tahoma" style:font-name-asian="Tahoma" style:font-name-complex="Tahoma" fo:font-size="8pt" style:font-size-asian="8pt" style:font-size-complex="8pt"/>
    </style:style>
    <style:style style:name="ce9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Verdana" style:font-name-asian="Verdana" style:font-name-complex="Verdana" fo:font-size="8pt" style:font-size-asian="8pt" style:font-size-complex="8pt"/>
    </style:style>
    <style:style style:name="ce9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2pt" style:font-size-asian="12pt" style:font-size-complex="12pt" style:font-family-generic="swiss"/>
    </style:style>
    <style:style style:name="ce9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9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9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99" style:family="table-cell" style:parent-style-name="Normal_32_2" style:data-style-name="N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0" style:family="table-cell" style:parent-style-name="Normal_32_2" style:data-style-name="N0">
      <style:table-cell-properties style:vertical-align="middle" fo:background-color="transparent" style:cell-protect="protected"/>
      <style:text-properties fo:color="#000000" style:font-name="Verdana" style:font-name-asian="Verdana" style:font-name-complex="Verdana" fo:font-size="12pt" style:font-size-asian="12pt" style:font-size-complex="12pt" style:font-family-generic="swiss"/>
    </style:style>
    <style:style style:name="ce101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2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3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04" style:family="table-cell" style:parent-style-name="Normal_32_2" style:data-style-name="N5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2pt" style:font-size-asian="12pt" style:font-size-complex="12pt" style:font-family-generic="swiss"/>
    </style:style>
    <style:style style:name="ce105" style:family="table-cell" style:parent-style-name="Normal_32_2" style:data-style-name="N5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6" style:family="table-cell" style:parent-style-name="Normal_32_2" style:data-style-name="N4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107" style:family="table-cell" style:parent-style-name="Normal_32_2" style:data-style-name="N5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08" style:family="table-cell" style:parent-style-name="Normal_32_2" style:data-style-name="N5">
      <style:table-cell-properties fo:border-top="thin solid #000000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09" style:family="table-cell" style:parent-style-name="Normal_32_2" style:data-style-name="N5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0" style:family="table-cell" style:parent-style-name="Normal_32_2" style:data-style-name="N5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1" style:family="table-cell" style:parent-style-name="Normal_32_2" style:data-style-name="N4">
      <style:table-cell-properties style:vertical-align="automatic" fo:background-color="transparent" style:cell-protect="protected"/>
      <style:text-properties fo:color="#000000" style:font-name="Verdana" style:font-name-asian="Verdana" style:font-name-complex="Verdana" fo:font-size="12pt" style:font-size-asian="12pt" style:font-size-complex="12pt" style:font-family-generic="swiss"/>
    </style:style>
    <style:style style:name="ce112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5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7" style:family="table-cell" style:parent-style-name="Normal_32_2" style:data-style-name="N4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118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2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7.27604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0.211666666666667cm"/>
    </style:style>
    <style:style style:name="co13" style:family="table-column">
      <style:table-column-properties fo:break-before="auto" style:column-width="4.18041666666667cm"/>
    </style:style>
    <style:style style:name="co14" style:family="table-column">
      <style:table-column-properties fo:break-before="auto" style:column-width="0.185208333333333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44.25pt" style:use-optimal-row-height="false" fo:break-before="auto"/>
    </style:style>
    <style:style style:name="ro8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 draw:fill="solid" draw:fill-color="#ffffff" draw:opacity="100%" draw:stroke="solid" svg:stroke-width="0.01042in" svg:stroke-color="#000000" svg:stroke-opacity="100%" draw:stroke-linejoin="miter"/>
    </style:style>
    <style:style style:family="graphic" style:name="a1">
      <style:graphic-properties draw:fill="solid" draw:fill-color="#ffffff" draw:opacity="100%" draw:stroke="solid" svg:stroke-width="0.01042in" svg:stroke-color="#000000" svg:stroke-opacity="100%" draw:stroke-linejoin="miter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121">
            <text:p>LINKOTEL S.A.</text:p>
          </table:table-cell>
          <table:covered-table-cell table:number-columns-repeated="6"/>
          <table:table-cell office:value-type="string" table:style-name="ce120">
            <text:p>P/T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21">
            <text:p>Fase 2 – Ejecución</text:p>
          </table:table-cell>
          <table:covered-table-cell table:number-columns-repeated="6"/>
          <table:table-cell office:value-type="string" table:style-name="ce120">
            <text:p>Preparado por:</text:p>
          </table:table-cell>
          <table:table-cell office:value-type="string" table:number-columns-spanned="2" table:number-rows-spanned="1" table:style-name="ce68">
            <text:p>César León</text:p>
          </table:table-cell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121">
            <text:p>Patrimonio</text:p>
          </table:table-cell>
          <table:covered-table-cell table:number-columns-repeated="6"/>
          <table:table-cell office:value-type="string" table:style-name="ce120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21">
            <text:p>Cedula resumen</text:p>
          </table:table-cell>
          <table:covered-table-cell table:number-columns-repeated="6"/>
          <table:table-cell office:value-type="string" table:style-name="ce120">
            <text:p>Revisado por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21">
            <text:p>Al 31 de Diciembre del 2021</text:p>
          </table:table-cell>
          <table:covered-table-cell table:number-columns-repeated="6"/>
          <table:table-cell office:value-type="string" table:style-name="ce120">
            <text:p>Fecha:</text:p>
          </table:table-cell>
          <table:table-cell table:number-columns-spanned="2" table:number-rows-spanned="1" table:style-name="ce67"/>
          <table:covered-table-cell/>
          <table:table-cell table:number-columns-repeated="50" table:style-name="ce3"/>
          <table:table-cell table:number-columns-repeated="16323"/>
        </table:table-row>
        <table:table-row table:style-name="ro1">
          <table:table-cell table:number-columns-spanned="11" table:number-rows-spanned="1" table:style-name="ce69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number-columns-spanned="1" table:number-rows-spanned="2" table:style-name="ce71">
            <text:p>Referencia</text:p>
          </table:table-cell>
          <table:table-cell office:value-type="string" table:style-name="ce4">
            <text:p>Saldos contables al</text:p>
          </table:table-cell>
          <table:table-cell office:value-type="string" table:number-columns-spanned="2" table:number-rows-spanned="1" table:style-name="ce72">
            <text:p>Movimientos</text:p>
          </table:table-cell>
          <table:covered-table-cell/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70">
            <text:p>Código</text:p>
          </table:table-cell>
          <table:table-cell office:value-type="string" table:number-columns-spanned="1" table:number-rows-spanned="2" table:style-name="ce71">
            <text:p>Cuenta</text:p>
          </table:table-cell>
          <table:table-cell office:value-type="string" table:style-name="ce4">
            <text:p>Saldos auditados al</text:p>
          </table:table-cell>
          <table:table-cell office:value-type="string" table:number-columns-spanned="1" table:number-rows-spanned="2" table:style-name="ce73">
            <text:p>Variación</text:p>
          </table:table-cell>
          <table:table-cell table:number-columns-repeated="50" table:style-name="ce3"/>
          <table:table-cell table:number-columns-repeated="16323" table:style-name="ce6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7">
            <text:p>31-ago-21</text:p>
          </table:table-cell>
          <table:table-cell office:value-type="string" table:style-name="ce7">
            <text:p>Débitos</text:p>
          </table:table-cell>
          <table:table-cell office:value-type="string" table:style-name="ce7">
            <text:p>Créditos</text:p>
          </table:table-cell>
          <table:table-cell office:value-type="date" office:date-value="2021-12-31T00:00:00" table:style-name="ce7">
            <text:p>31-dic-21</text:p>
          </table:table-cell>
          <table:covered-table-cell/>
          <table:covered-table-cell/>
          <table:table-cell office:value-type="date" office:date-value="2020-12-31T00:00:00" table:style-name="ce7">
            <text:p>31-dic-20</text:p>
          </table:table-cell>
          <table:covered-table-cell/>
          <table:table-cell table:number-columns-repeated="50" table:style-name="ce3"/>
          <table:table-cell table:number-columns-repeated="16323" table:style-name="ce6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1"/>
          <table:table-cell table:style-name="ce13"/>
          <table:table-cell table:style-name="ce14"/>
          <table:table-cell table:style-name="ce15"/>
          <table:table-cell table:style-name="ce16"/>
          <table:table-cell table:style-name="ce17"/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1.01.01</text:p>
          </table:table-cell>
          <table:table-cell office:value-type="string" table:style-name="ce19">
            <text:p>Capital Social</text:p>
          </table:table-cell>
          <table:table-cell table:style-name="ce20"/>
          <table:table-cell office:value-type="float" office:value="4068199" table:style-name="ce21">
            <text:p>4.068.199</text:p>
          </table:table-cell>
          <table:table-cell table:style-name="ce22"/>
          <table:table-cell table:style-name="ce23"/>
          <table:table-cell office:value-type="float" office:value="4068199" table:formula="of:=[.D10]+[.E10]-[.F10]" table:style-name="ce24">
            <text:p>4.068.199</text:p>
          </table:table-cell>
          <table:table-cell office:value-type="string" table:style-name="ce18">
            <text:p>3.1.01.01</text:p>
          </table:table-cell>
          <table:table-cell office:value-type="string" table:style-name="ce19">
            <text:p>Capital Social</text:p>
          </table:table-cell>
          <table:table-cell office:value-type="float" office:value="3661400" table:style-name="ce25">
            <text:p>3.661.400</text:p>
          </table:table-cell>
          <table:table-cell office:value-type="float" office:value="406799" table:formula="of:=+[.G10]-[.J10]" table:style-name="ce26">
            <text:p>406799<text:s/>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1.01.02</text:p>
          </table:table-cell>
          <table:table-cell office:value-type="string" table:style-name="ce19">
            <text:p>Aporte para Futuras Capitalizaciones</text:p>
          </table:table-cell>
          <table:table-cell table:style-name="ce27"/>
          <table:table-cell table:style-name="ce23"/>
          <table:table-cell table:style-name="ce22"/>
          <table:table-cell table:style-name="ce23"/>
          <table:table-cell table:style-name="ce24"/>
          <table:table-cell office:value-type="string" table:style-name="ce18">
            <text:p>3.1.01.02</text:p>
          </table:table-cell>
          <table:table-cell office:value-type="string" table:style-name="ce19">
            <text:p>Aporte para Futuras Capitalizaciones</text:p>
          </table:table-cell>
          <table:table-cell office:value-type="float" office:value="406799.86" table:style-name="ce23">
            <text:p>406.800</text:p>
          </table:table-cell>
          <table:table-cell office:value-type="float" office:value="-406799.86" table:formula="of:=+[.G11]-[.J11]" table:style-name="ce26">
            <text:p>(406800)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3.03.01</text:p>
          </table:table-cell>
          <table:table-cell office:value-type="string" table:style-name="ce19">
            <text:p>Reserva para Aplicación de NIIF</text:p>
          </table:table-cell>
          <table:table-cell table:style-name="ce27"/>
          <table:table-cell office:value-type="float" office:value="-56932.01" table:style-name="ce23">
            <text:p>-56.932</text:p>
          </table:table-cell>
          <table:table-cell table:style-name="ce22"/>
          <table:table-cell table:style-name="ce23"/>
          <table:table-cell office:value-type="float" office:value="-56932.01" table:formula="of:=[.D12]+[.E12]-[.F12]" table:style-name="ce24">
            <text:p>-56.932</text:p>
          </table:table-cell>
          <table:table-cell office:value-type="string" table:style-name="ce18">
            <text:p>3.3.03.01</text:p>
          </table:table-cell>
          <table:table-cell office:value-type="string" table:style-name="ce19">
            <text:p>Reserva para Aplicación de NIIF</text:p>
          </table:table-cell>
          <table:table-cell office:value-type="float" office:value="-56932.01" table:style-name="ce23">
            <text:p>-56.932</text:p>
          </table:table-cell>
          <table:table-cell office:value-type="float" office:value="0" table:formula="of:=+[.G12]-[.J12]" table:style-name="ce26">
            <text:p>-<text:s/>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2.01.01</text:p>
          </table:table-cell>
          <table:table-cell office:value-type="string" table:style-name="ce19">
            <text:p>Reserva Legal</text:p>
          </table:table-cell>
          <table:table-cell table:style-name="ce27"/>
          <table:table-cell office:value-type="float" office:value="119574.17" table:style-name="ce23">
            <text:p>119.574</text:p>
          </table:table-cell>
          <table:table-cell table:style-name="ce22"/>
          <table:table-cell table:style-name="ce23"/>
          <table:table-cell office:value-type="float" office:value="119574.17" table:formula="of:=[.D13]+[.E13]-[.F13]" table:style-name="ce24">
            <text:p>119.574</text:p>
          </table:table-cell>
          <table:table-cell office:value-type="string" table:style-name="ce18">
            <text:p>3.2.01.01</text:p>
          </table:table-cell>
          <table:table-cell office:value-type="string" table:style-name="ce19">
            <text:p>Reserva Legal</text:p>
          </table:table-cell>
          <table:table-cell office:value-type="float" office:value="104043.49" table:style-name="ce23">
            <text:p>104.043</text:p>
          </table:table-cell>
          <table:table-cell office:value-type="float" office:value="15530.679999999993" table:formula="of:=+[.G13]-[.J13]" table:style-name="ce26">
            <text:p>15531<text:s/>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3.01</text:p>
          </table:table-cell>
          <table:table-cell office:value-type="string" table:style-name="ce19">
            <text:p>Utilidad/Perdida Acumuladas</text:p>
          </table:table-cell>
          <table:table-cell table:style-name="ce27"/>
          <table:table-cell office:value-type="float" office:value="-3833498.64" table:style-name="ce23">
            <text:p>-3.833.499</text:p>
          </table:table-cell>
          <table:table-cell table:style-name="ce22"/>
          <table:table-cell table:style-name="ce23"/>
          <table:table-cell office:value-type="float" office:value="-3833498.64" table:formula="of:=[.D14]+[.E14]-[.F14]" table:style-name="ce24">
            <text:p>-3.833.499</text:p>
          </table:table-cell>
          <table:table-cell office:value-type="string" table:style-name="ce18">
            <text:p>3.3.01</text:p>
          </table:table-cell>
          <table:table-cell office:value-type="string" table:style-name="ce19">
            <text:p>Utilidad/Perdida Acumuladas</text:p>
          </table:table-cell>
          <table:table-cell office:value-type="float" office:value="-3922538.48" table:style-name="ce23">
            <text:p>-3.922.538</text:p>
          </table:table-cell>
          <table:table-cell office:value-type="float" office:value="89039.839999999851" table:formula="of:=+[.G14]-[.J14]" table:style-name="ce26">
            <text:p>89040<text:s/>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4.01</text:p>
          </table:table-cell>
          <table:table-cell office:value-type="string" table:style-name="ce19">
            <text:p>Superavit por Revaluación P.P.E.</text:p>
          </table:table-cell>
          <table:table-cell table:style-name="ce27"/>
          <table:table-cell office:value-type="float" office:value="202047.26" table:style-name="ce23">
            <text:p>202.047</text:p>
          </table:table-cell>
          <table:table-cell table:style-name="ce22"/>
          <table:table-cell table:style-name="ce23"/>
          <table:table-cell office:value-type="float" office:value="202047.26" table:formula="of:=[.D15]+[.E15]-[.F15]" table:style-name="ce24">
            <text:p>202.047</text:p>
          </table:table-cell>
          <table:table-cell office:value-type="string" table:style-name="ce18">
            <text:p>3.4.01</text:p>
          </table:table-cell>
          <table:table-cell office:value-type="string" table:style-name="ce19">
            <text:p>Superavit por Revaluación P.P.E.</text:p>
          </table:table-cell>
          <table:table-cell office:value-type="float" office:value="202047.26" table:style-name="ce23">
            <text:p>202.047</text:p>
          </table:table-cell>
          <table:table-cell office:value-type="float" office:value="0" table:formula="of:=+[.G15]-[.J15]" table:style-name="ce26">
            <text:p>-<text:s/>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office:value-type="string" table:style-name="ce18">
            <text:p>3.4.01.01</text:p>
          </table:table-cell>
          <table:table-cell office:value-type="string" table:style-name="ce19">
            <text:p>Utilidades Retenidas</text:p>
          </table:table-cell>
          <table:table-cell table:style-name="ce27"/>
          <table:table-cell office:value-type="float" office:value="214692.86" table:style-name="ce23">
            <text:p>214.693</text:p>
          </table:table-cell>
          <table:table-cell table:style-name="ce22"/>
          <table:table-cell table:style-name="ce23"/>
          <table:table-cell office:value-type="float" office:value="214692.86" table:formula="of:=[.D16]+[.E16]-[.F16]" table:style-name="ce24">
            <text:p>214.693</text:p>
          </table:table-cell>
          <table:table-cell office:value-type="string" table:style-name="ce18">
            <text:p>3.4.01.01</text:p>
          </table:table-cell>
          <table:table-cell office:value-type="string" table:style-name="ce19">
            <text:p>Utilidades Retenidas</text:p>
          </table:table-cell>
          <table:table-cell office:value-type="float" office:value="229706.02" table:style-name="ce23">
            <text:p>229.706</text:p>
          </table:table-cell>
          <table:table-cell office:value-type="float" office:value="-15013.160000000003" table:formula="of:=+[.G16]-[.J16]" table:style-name="ce26">
            <text:p>(15013)</text:p>
          </table:table-cell>
          <table:table-cell table:number-columns-repeated="50" table:style-name="ce3"/>
          <table:table-cell table:number-columns-repeated="16323"/>
        </table:table-row>
        <table:table-row table:style-name="ro1">
          <table:table-cell table:style-name="ce28"/>
          <table:table-cell table:number-columns-repeated="2" table:style-name="ce29"/>
          <table:table-cell table:number-columns-repeated="3"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number-columns-repeated="50" table:style-name="ce3"/>
          <table:table-cell table:number-columns-repeated="16323"/>
        </table:table-row>
        <table:table-row table:style-name="ro3">
          <table:table-cell table:style-name="ce36"/>
          <table:table-cell office:value-type="string" table:style-name="ce37">
            <text:p>Total</text:p>
          </table:table-cell>
          <table:table-cell table:style-name="ce37"/>
          <table:table-cell office:value-type="float" office:value="714082.64" table:formula="of:=SUM([.D9:.D17])" table:style-name="ce38">
            <text:p>714.083</text:p>
          </table:table-cell>
          <table:table-cell office:value-type="float" office:value="0" table:formula="of:=SUM([.E9:.E17])" table:style-name="ce38">
            <text:p>0</text:p>
          </table:table-cell>
          <table:table-cell office:value-type="float" office:value="0" table:formula="of:=SUM([.F9:.F17])" table:style-name="ce38">
            <text:p>0</text:p>
          </table:table-cell>
          <table:table-cell office:value-type="float" office:value="714082.64" table:formula="of:=SUM([.G9:.G17])" table:style-name="ce38">
            <text:p>714.083</text:p>
          </table:table-cell>
          <table:table-cell table:number-columns-repeated="2" table:style-name="ce39"/>
          <table:table-cell office:value-type="float" office:value="624526.14000000036" table:formula="of:=SUM([.J9:.J17])" table:style-name="ce38">
            <text:p>624.526</text:p>
          </table:table-cell>
          <table:table-cell office:value-type="float" office:value="-0.85999999998603016" table:formula="of:=SUM([.K9:.K11])" table:style-name="ce40">
            <text:p>(1)</text:p>
          </table:table-cell>
          <table:table-cell table:style-name="ce41"/>
          <table:table-cell table:number-columns-repeated="16372" table:style-name="ce42"/>
        </table:table-row>
        <table:table-row table:style-name="ro1">
          <table:table-cell table:number-columns-repeated="12" table:style-name="ce43"/>
          <table:table-cell table:number-columns-repeated="16372" table:style-name="ce1"/>
        </table:table-row>
        <table:table-row table:style-name="ro1">
          <table:table-cell table:style-name="ce43"/>
          <table:table-cell table:number-columns-repeated="2" table:style-name="ce44"/>
          <table:table-cell office:value-type="string" table:style-name="ce45">
            <text:p>Saldo al</text:p>
          </table:table-cell>
          <table:table-cell office:value-type="string" table:style-name="ce46">
            <text:p>Saldo al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47">
            <text:p>Nota a los estados financieros:</text:p>
          </table:table-cell>
          <table:table-cell table:style-name="ce47"/>
          <table:table-cell office:value-type="date" office:date-value="2021-12-31T00:00:00" table:style-name="ce48">
            <text:p>31/12/2021</text:p>
          </table:table-cell>
          <table:table-cell office:value-type="date" office:date-value="2020-12-31T00:00:00" table:style-name="ce49">
            <text:p>31/12/2020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table:number-columns-repeated="2" table:style-name="ce50"/>
          <table:table-cell table:style-name="ce51"/>
          <table:table-cell table:style-name="ce52"/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3">
            <text:p>Capital Social</text:p>
          </table:table-cell>
          <table:table-cell table:style-name="ce53"/>
          <table:table-cell office:value-type="float" office:value="4068199" table:formula="of:=[.G10]" table:style-name="ce54">
            <text:p>4.068.199</text:p>
          </table:table-cell>
          <table:table-cell office:value-type="float" office:value="3661400" table:formula="of:=[.J10]" table:style-name="ce54">
            <text:p>3.661.400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3">
            <text:p>Aporte para Futuras Capitalizaciones</text:p>
          </table:table-cell>
          <table:table-cell table:style-name="ce53"/>
          <table:table-cell office:value-type="float" office:value="0" table:formula="of:=[.G11]" table:style-name="ce54">
            <text:p>0</text:p>
          </table:table-cell>
          <table:table-cell office:value-type="float" office:value="406799.86" table:formula="of:=[.J11]" table:style-name="ce54">
            <text:p>406.800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3">
            <text:p>Reserva Legal</text:p>
          </table:table-cell>
          <table:table-cell table:style-name="ce53"/>
          <table:table-cell office:value-type="float" office:value="119574.17" table:formula="of:=[.G13]" table:style-name="ce54">
            <text:p>119.574</text:p>
          </table:table-cell>
          <table:table-cell office:value-type="float" office:value="104043.49" table:formula="of:=[.J13]" table:style-name="ce54">
            <text:p>104.043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5">
            <text:p>Sub Total</text:p>
          </table:table-cell>
          <table:table-cell table:style-name="ce53"/>
          <table:table-cell office:value-type="float" office:value="4187773.17" table:formula="of:=SUM([.D23:.D25])" table:style-name="ce56">
            <text:p>4.187.773</text:p>
          </table:table-cell>
          <table:table-cell office:value-type="float" office:value="4172243.35" table:formula="of:=SUM([.E23:.E25])" table:style-name="ce56">
            <text:p>4.172.243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table:number-columns-repeated="2" table:style-name="ce53"/>
          <table:table-cell table:number-columns-repeated="2" table:style-name="ce54"/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5">
            <text:p>Déficit Acumulado</text:p>
          </table:table-cell>
          <table:table-cell table:style-name="ce53"/>
          <table:table-cell table:number-columns-repeated="2" table:style-name="ce54"/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7">
            <text:p>Perdidas Acumuladas</text:p>
          </table:table-cell>
          <table:table-cell table:style-name="ce53"/>
          <table:table-cell office:value-type="float" office:value="-3833498.64" table:formula="of:=[.G14]" table:style-name="ce54">
            <text:p>-3.833.499</text:p>
          </table:table-cell>
          <table:table-cell office:value-type="float" office:value="-3922538.48" table:formula="of:=[.J14]" table:style-name="ce54">
            <text:p>-3.922.538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7">
            <text:p>Reserva para Aplicación de NIIF</text:p>
          </table:table-cell>
          <table:table-cell table:style-name="ce53"/>
          <table:table-cell office:value-type="float" office:value="-56932.01" table:formula="of:=[.G12]" table:style-name="ce54">
            <text:p>-56.932</text:p>
          </table:table-cell>
          <table:table-cell office:value-type="float" office:value="-56932.01" table:formula="of:=[.J12]" table:style-name="ce54">
            <text:p>-56.932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7">
            <text:p>Superavit por Revaluación P.P.E.</text:p>
          </table:table-cell>
          <table:table-cell table:style-name="ce53"/>
          <table:table-cell office:value-type="float" office:value="202047.26" table:formula="of:=[.G15]" table:style-name="ce54">
            <text:p>202.047</text:p>
          </table:table-cell>
          <table:table-cell office:value-type="float" office:value="202047.26" table:formula="of:=[.J15]" table:style-name="ce54">
            <text:p>202.047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office:value-type="string" table:style-name="ce55">
            <text:p>Sub Total</text:p>
          </table:table-cell>
          <table:table-cell table:style-name="ce53"/>
          <table:table-cell office:value-type="float" office:value="-3688383.3899999997" table:formula="of:=SUM([.D29:.D31])" table:style-name="ce56">
            <text:p>-3.688.383</text:p>
          </table:table-cell>
          <table:table-cell office:value-type="float" office:value="-3777423.2299999995" table:formula="of:=SUM([.E29:.E31])" table:style-name="ce56">
            <text:p>-3.777.423</text:p>
          </table:table-cell>
          <table:table-cell table:number-columns-repeated="7" table:style-name="ce43"/>
          <table:table-cell table:number-columns-repeated="16372" table:style-name="ce1"/>
        </table:table-row>
        <table:table-row table:style-name="ro1">
          <table:table-cell table:style-name="ce43"/>
          <table:table-cell table:style-name="ce57"/>
          <table:table-cell table:style-name="ce53"/>
          <table:table-cell table:number-columns-repeated="2" table:style-name="ce54"/>
          <table:table-cell table:number-columns-repeated="7" table:style-name="ce43"/>
          <table:table-cell table:number-columns-repeated="16372"/>
        </table:table-row>
        <table:table-row table:style-name="ro1">
          <table:table-cell table:style-name="ce43"/>
          <table:table-cell office:value-type="string" table:style-name="ce53">
            <text:p>Utilidades del Periodo</text:p>
          </table:table-cell>
          <table:table-cell table:style-name="ce53"/>
          <table:table-cell office:value-type="float" office:value="214692.86" table:formula="of:=[.G16]" table:style-name="ce54">
            <text:p>214.693</text:p>
          </table:table-cell>
          <table:table-cell office:value-type="float" office:value="229706.02" table:formula="of:=[.J16]" table:style-name="ce54">
            <text:p>229.706</text:p>
          </table:table-cell>
          <table:table-cell table:number-columns-repeated="7" table:style-name="ce43"/>
          <table:table-cell table:number-columns-repeated="16372"/>
        </table:table-row>
        <table:table-row table:style-name="ro1">
          <table:table-cell table:style-name="ce43"/>
          <table:table-cell table:number-columns-repeated="2" table:style-name="ce53"/>
          <table:table-cell table:number-columns-repeated="2" table:style-name="ce58"/>
          <table:table-cell table:number-columns-repeated="7" table:style-name="ce43"/>
          <table:table-cell table:number-columns-repeated="16372"/>
        </table:table-row>
        <table:table-row table:style-name="ro1">
          <table:table-cell table:style-name="ce43"/>
          <table:table-cell office:value-type="string" table:style-name="ce59">
            <text:p>Total</text:p>
          </table:table-cell>
          <table:table-cell table:style-name="ce60"/>
          <table:table-cell office:value-type="float" office:value="714082.64000000025" table:formula="of:=[.D26]+[.D32]+[.D34]" table:style-name="ce38">
            <text:p>714.083</text:p>
          </table:table-cell>
          <table:table-cell office:value-type="float" office:value="624526.1400000006" table:formula="of:=[.E26]+[.E32]+[.E34]" table:style-name="ce38">
            <text:p>624.526</text:p>
          </table:table-cell>
          <table:table-cell table:number-columns-repeated="7" table:style-name="ce43"/>
          <table:table-cell table:number-columns-repeated="16372"/>
        </table:table-row>
        <table:table-row table:style-name="ro1">
          <table:table-cell table:number-columns-repeated="12" table:style-name="ce43"/>
          <table:table-cell table:number-columns-repeated="16372"/>
        </table:table-row>
        <table:table-row table:style-name="ro1">
          <table:table-cell office:value-type="string" table:style-name="ce61">
            <text:p>Fuente:</text:p>
          </table:table-cell>
          <table:table-cell table:number-columns-repeated="9" table:style-name="ce62"/>
          <table:table-cell table:style-name="ce63"/>
          <table:table-cell table:style-name="ce43"/>
          <table:table-cell table:number-columns-repeated="16372"/>
        </table:table-row>
        <table:table-row table:style-name="ro1">
          <table:table-cell office:value-type="string" table:style-name="ce64">
            <text:p>Estados Financieros de la compañía proporcionado por el cliente y mayores generales, para el año corriente</text:p>
          </table:table-cell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style-name="ro1">
          <table:table-cell office:value-type="string" table:style-name="ce64">
            <text:p>Nuestros papeles de trabajo y balance de comprobación del 2020 para el año anterior.</text:p>
          </table:table-cell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style-name="ro1">
          <table:table-cell table:style-name="ce64"/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style-name="ro1">
          <table:table-cell office:value-type="string" table:style-name="ce66">
            <text:p>Trabajo realizado:</text:p>
          </table:table-cell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number-rows-repeated="3" table:style-name="ro1">
          <table:table-cell table:style-name="ce64"/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style-name="ro1">
          <table:table-cell office:value-type="string" table:style-name="ce66">
            <text:p>Conclusiones:</text:p>
          </table:table-cell>
          <table:table-cell table:number-columns-repeated="9" table:style-name="ce43"/>
          <table:table-cell table:style-name="ce65"/>
          <table:table-cell table:style-name="ce43"/>
          <table:table-cell table:number-columns-repeated="16372"/>
        </table:table-row>
        <table:table-row table:number-rows-repeated="3" table:style-name="ro1">
          <table:table-cell table:number-columns-repeated="10" table:style-name="ce43"/>
          <table:table-cell table:style-name="ce65"/>
          <table:table-cell table:style-name="ce43"/>
          <table:table-cell table:number-columns-repeated="16372"/>
        </table:table-row>
        <table:table-row table:number-rows-repeated="4" table:style-name="ro1">
          <table:table-cell table:number-columns-repeated="12" table:style-name="ce43"/>
          <table:table-cell table:number-columns-repeated="16372"/>
        </table:table-row>
        <table:table-row table:number-rows-repeated="1048523" table:style-name="ro4">
          <table:table-cell table:number-columns-repeated="16384"/>
        </table:table-row>
      </table:table>
      <table:table table:name="Movimiento" table:style-name="ta2">
        <table:table-column table:style-name="co9" table:default-cell-style-name="ce94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3" table:default-cell-style-name="ce98"/>
        <table:table-column table:style-name="co12" table:default-cell-style-name="ce98"/>
        <table:table-column table:style-name="co11" table:default-cell-style-name="ce98"/>
        <table:table-column table:style-name="co14" table:default-cell-style-name="ce98"/>
        <table:table-column table:style-name="co11" table:default-cell-style-name="ce98"/>
        <table:table-column table:style-name="co12" table:default-cell-style-name="ce98"/>
        <table:table-column table:style-name="co11" table:default-cell-style-name="ce98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column table:style-name="co9" table:default-cell-style-name="ce94"/>
        <table:table-column table:style-name="co10" table:default-cell-style-name="ce94"/>
        <table:table-column table:style-name="co11" table:default-cell-style-name="ce94"/>
        <table:table-column table:style-name="co12" table:default-cell-style-name="ce94"/>
        <table:table-column table:style-name="co13" table:default-cell-style-name="ce94"/>
        <table:table-column table:style-name="co12" table:default-cell-style-name="ce94"/>
        <table:table-column table:style-name="co11" table:default-cell-style-name="ce94"/>
        <table:table-column table:style-name="co14" table:default-cell-style-name="ce94"/>
        <table:table-column table:style-name="co11" table:default-cell-style-name="ce94"/>
        <table:table-column table:style-name="co12" table:default-cell-style-name="ce94"/>
        <table:table-column table:style-name="co11" table:default-cell-style-name="ce94"/>
        <table:table-column table:style-name="co6" table:default-cell-style-name="ce94"/>
        <table:table-column table:style-name="co15" table:number-columns-repeated="244" table:default-cell-style-name="ce94"/>
        <table:table-row table:style-name="ro5">
          <table:table-cell table:style-name="ce94"/>
          <table:table-cell office:value-type="string" table:number-columns-spanned="10" table:number-rows-spanned="1" table:style-name="ce95">
            <text:p>LINKOTEL S.A.</text:p>
          </table:table-cell>
          <table:covered-table-cell table:number-columns-repeated="9"/>
          <table:table-cell table:style-name="ce96"/>
          <table:table-cell table:number-columns-repeated="16372"/>
        </table:table-row>
        <table:table-row table:style-name="ro5">
          <table:table-cell table:style-name="ce94"/>
          <table:table-cell office:value-type="string" table:number-columns-spanned="10" table:number-rows-spanned="1" table:style-name="ce95">
            <text:p>MOVIMIENTO DEL PATRIMONIO</text:p>
          </table:table-cell>
          <table:covered-table-cell table:number-columns-repeated="9"/>
          <table:table-cell table:style-name="ce96"/>
          <table:table-cell table:number-columns-repeated="16372"/>
        </table:table-row>
        <table:table-row table:style-name="ro6">
          <table:table-cell table:style-name="ce94"/>
          <table:table-cell office:value-type="string" table:number-columns-spanned="10" table:number-rows-spanned="1" table:style-name="ce97">
            <text:p>Al 31 de diciembre del 2021</text:p>
          </table:table-cell>
          <table:covered-table-cell table:number-columns-repeated="9"/>
          <table:table-cell table:style-name="ce96"/>
          <table:table-cell table:number-columns-repeated="16372"/>
        </table:table-row>
        <table:table-row table:style-name="ro5">
          <table:table-cell table:style-name="ce94"/>
          <table:table-cell table:style-name="ce98"/>
          <table:table-cell table:number-columns-repeated="9" table:style-name="ce99"/>
          <table:table-cell table:number-columns-repeated="16373" table:style-name="ce94"/>
        </table:table-row>
        <table:table-row table:style-name="ro7">
          <table:table-cell table:style-name="ce100"/>
          <table:table-cell office:value-type="string" table:style-name="ce101">
            <text:p>CONCEPTO</text:p>
          </table:table-cell>
          <table:table-cell office:value-type="string" table:style-name="ce102">
            <text:p>CAPITAL SOCIAL</text:p>
          </table:table-cell>
          <table:table-cell table:style-name="ce101"/>
          <table:table-cell office:value-type="string" table:style-name="ce102">
            <text:p>APORTES FUTURAS CAPITALIZACIONES</text:p>
          </table:table-cell>
          <table:table-cell table:style-name="ce101"/>
          <table:table-cell office:value-type="string" table:style-name="ce102">
            <text:p>RESERVA LEGAL</text:p>
          </table:table-cell>
          <table:table-cell table:style-name="ce101"/>
          <table:table-cell office:value-type="string" table:style-name="ce102">
            <text:p>DÉFICIT ACUMULADO</text:p>
          </table:table-cell>
          <table:table-cell table:style-name="ce101"/>
          <table:table-cell office:value-type="string" table:style-name="ce101">
            <text:p>TOTAL</text:p>
          </table:table-cell>
          <table:table-cell table:style-name="ce103"/>
          <table:table-cell table:style-name="ce100"/>
          <table:table-cell table:style-name="ce100">
            <draw:custom-shape svg:x="0in" svg:y="0in" svg:width="0.01042in" svg:height="0in" draw:z-index="1" draw:id="id0" draw:style-name="a0" draw:name="Rectangle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70" table:style-name="ce100"/>
        </table:table-row>
        <table:table-row table:style-name="ro5">
          <table:table-cell table:style-name="ce94"/>
          <table:table-cell table:style-name="ce98"/>
          <table:table-cell table:number-columns-repeated="9" table:style-name="ce99"/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5">
            <text:p>Saldos al 1 de enero de 2019</text:p>
          </table:table-cell>
          <table:table-cell office:value-type="float" office:value="3661400" table:style-name="ce105">
            <text:p>3.661.400</text:p>
          </table:table-cell>
          <table:table-cell table:style-name="ce105"/>
          <table:table-cell office:value-type="float" office:value="406800" table:style-name="ce105">
            <text:p>406.800</text:p>
          </table:table-cell>
          <table:table-cell table:style-name="ce105"/>
          <table:table-cell office:value-type="float" office:value="0" table:style-name="ce105">
            <text:p>0</text:p>
          </table:table-cell>
          <table:table-cell table:style-name="ce105"/>
          <table:table-cell office:value-type="float" office:value="-4926504" table:formula="of:=-3673359-1253145" table:style-name="ce105">
            <text:p>-4.926.504</text:p>
          </table:table-cell>
          <table:table-cell table:style-name="ce105"/>
          <table:table-cell office:value-type="float" office:value="-858304" table:formula="of:=SUM([.C7:.J7])" table:style-name="ce105">
            <text:p>-858.304</text:p>
          </table:table-cell>
          <table:table-cell office:value-type="string" table:style-name="ce106">
            <text:p><text:s/></text:p>
          </table:table-cell>
          <table:table-cell table:number-columns-repeated="16372"/>
        </table:table-row>
        <table:table-row table:style-name="ro5">
          <table:table-cell table:style-name="ce104"/>
          <table:table-cell table:number-columns-repeated="10" table:style-name="ce105"/>
          <table:table-cell table:style-name="ce106"/>
          <table:table-cell table:number-columns-repeated="16372"/>
        </table:table-row>
        <table:table-row table:style-name="ro5">
          <table:table-cell table:style-name="ce104"/>
          <table:table-cell office:value-type="string" table:style-name="ce107">
            <text:p>Utilidad neta</text:p>
          </table:table-cell>
          <table:table-cell table:number-columns-repeated="6" table:style-name="ce107"/>
          <table:table-cell office:value-type="float" office:value="1404435" table:style-name="ce107">
            <text:p>1.404.435</text:p>
          </table:table-cell>
          <table:table-cell table:style-name="ce107"/>
          <table:table-cell office:value-type="float" office:value="1404435" table:formula="of:=SUM([.C9:.J9])" table:style-name="ce107">
            <text:p>1.404.435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7">
            <text:p>Ajuste en activos diferidos</text:p>
          </table:table-cell>
          <table:table-cell table:number-columns-repeated="6" table:style-name="ce107"/>
          <table:table-cell office:value-type="float" office:value="-78647" table:style-name="ce107">
            <text:p>-78.647</text:p>
          </table:table-cell>
          <table:table-cell table:style-name="ce107"/>
          <table:table-cell office:value-type="float" office:value="-78647" table:formula="of:=SUM([.C10:.J10])" table:style-name="ce107">
            <text:p>-78.647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7">
            <text:p>Ajuste en activos fijos</text:p>
          </table:table-cell>
          <table:table-cell table:number-columns-repeated="6" table:style-name="ce107"/>
          <table:table-cell office:value-type="float" office:value="-72643" table:style-name="ce107">
            <text:p>-72.643</text:p>
          </table:table-cell>
          <table:table-cell table:style-name="ce107"/>
          <table:table-cell office:value-type="float" office:value="-72643" table:formula="of:=SUM([.C11:.J11])" table:style-name="ce107">
            <text:p>-72.643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5">
            <text:p>Saldos al 31 de diciembre de 2019</text:p>
          </table:table-cell>
          <table:table-cell office:value-type="float" office:value="3661400" table:formula="of:=SUM([.C7:.C11])" table:style-name="ce108">
            <text:p>3.661.400</text:p>
          </table:table-cell>
          <table:table-cell table:style-name="ce105"/>
          <table:table-cell office:value-type="float" office:value="406800" table:formula="of:=SUM([.E7:.E11])" table:style-name="ce108">
            <text:p>406.800</text:p>
          </table:table-cell>
          <table:table-cell table:style-name="ce105"/>
          <table:table-cell office:value-type="float" office:value="0" table:formula="of:=SUM([.G7:.G11])" table:style-name="ce108">
            <text:p>0</text:p>
          </table:table-cell>
          <table:table-cell table:style-name="ce105"/>
          <table:table-cell office:value-type="float" office:value="-3673359" table:formula="of:=SUM([.I7:.I11])" table:style-name="ce108">
            <text:p>-3.673.359</text:p>
          </table:table-cell>
          <table:table-cell table:style-name="ce105"/>
          <table:table-cell office:value-type="float" office:value="394841" table:formula="of:=SUM([.K7:.K11])" table:style-name="ce108">
            <text:p>394.841</text:p>
          </table:table-cell>
          <table:table-cell table:style-name="ce106"/>
          <table:table-cell table:number-columns-repeated="16372"/>
        </table:table-row>
        <table:table-row table:style-name="ro5">
          <table:table-cell table:style-name="ce104"/>
          <table:table-cell table:number-columns-repeated="10" table:style-name="ce107"/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7">
            <text:p>Efecto de implementacion de NIIF 9</text:p>
          </table:table-cell>
          <table:table-cell table:number-columns-repeated="6" table:style-name="ce107"/>
          <table:table-cell office:value-type="float" office:value="-50758" table:style-name="ce107">
            <text:p>-50.758</text:p>
          </table:table-cell>
          <table:table-cell table:style-name="ce107"/>
          <table:table-cell office:value-type="float" office:value="-50758" table:formula="of:=SUM([.C14:.J14])" table:style-name="ce107">
            <text:p>-50.758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7">
            <text:p>Apropiacion a reserva letal</text:p>
          </table:table-cell>
          <table:table-cell table:number-columns-repeated="4" table:style-name="ce107"/>
          <table:table-cell office:value-type="float" office:value="104043" table:style-name="ce107">
            <text:p>104.043</text:p>
          </table:table-cell>
          <table:table-cell table:style-name="ce107"/>
          <table:table-cell office:value-type="float" office:value="-104043" table:style-name="ce107">
            <text:p>-104.043</text:p>
          </table:table-cell>
          <table:table-cell table:style-name="ce107"/>
          <table:table-cell office:value-type="float" office:value="0" table:formula="of:=SUM([.C15:.J15])" table:style-name="ce107">
            <text:p>0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7">
            <text:p>Utilidad neta</text:p>
          </table:table-cell>
          <table:table-cell table:style-name="ce109"/>
          <table:table-cell table:style-name="ce107"/>
          <table:table-cell table:style-name="ce109"/>
          <table:table-cell table:style-name="ce107"/>
          <table:table-cell table:style-name="ce109"/>
          <table:table-cell table:style-name="ce107"/>
          <table:table-cell office:value-type="float" office:value="155307" table:formula="of:=+['file:///C:/Users/Carlos%20Almeida/Documents/GitHub/LINKOTEL-2020/FASE%20III%20-%20Informes/9320%20Informe%20de%20auditoria/Informe%20de%20auditoria,%20Linkotel%202020.xls'#ESTADO_SIT__Y_RESULTADOS_2020.D120]" table:style-name="ce109">
            <text:p>155.307</text:p>
          </table:table-cell>
          <table:table-cell table:style-name="ce107"/>
          <table:table-cell office:value-type="float" office:value="155307" table:formula="of:=SUM([.C16:.J16])" table:style-name="ce109">
            <text:p>155.307</text:p>
          </table:table-cell>
          <table:table-cell table:number-columns-repeated="16373" table:style-name="ce94"/>
        </table:table-row>
        <table:table-row table:style-name="ro5">
          <table:table-cell table:style-name="ce104"/>
          <table:table-cell office:value-type="string" table:style-name="ce105">
            <text:p>Saldos al 31 de diciembre de 2020</text:p>
          </table:table-cell>
          <table:table-cell office:value-type="float" office:value="3661400" table:formula="of:=SUM([.C12:.C16])" table:style-name="ce110">
            <text:p>3.661.400</text:p>
          </table:table-cell>
          <table:table-cell table:style-name="ce105"/>
          <table:table-cell office:value-type="float" office:value="406800" table:formula="of:=SUM([.E12:.E16])" table:style-name="ce110">
            <text:p>406.800</text:p>
          </table:table-cell>
          <table:table-cell table:style-name="ce105"/>
          <table:table-cell office:value-type="float" office:value="104043" table:formula="of:=SUM([.G12:.G16])" table:style-name="ce110">
            <text:p>104.043</text:p>
          </table:table-cell>
          <table:table-cell table:style-name="ce105"/>
          <table:table-cell office:value-type="float" office:value="-3672853" table:formula="of:=SUM([.I12:.I16])" table:style-name="ce110">
            <text:p>-3.672.853</text:p>
          </table:table-cell>
          <table:table-cell table:style-name="ce105"/>
          <table:table-cell office:value-type="float" office:value="499390" table:formula="of:=SUM([.K12:.K16])" table:style-name="ce110">
            <text:p>499.390</text:p>
          </table:table-cell>
          <table:table-cell table:style-name="ce106"/>
          <table:table-cell table:number-columns-repeated="16372"/>
        </table:table-row>
        <table:table-row table:style-name="ro5">
          <table:table-cell table:style-name="ce94"/>
          <table:table-cell table:style-name="ce98"/>
          <table:table-cell table:number-columns-repeated="9" table:style-name="ce99"/>
          <table:table-cell table:style-name="ce111"/>
          <table:table-cell table:number-columns-repeated="16372"/>
        </table:table-row>
        <table:table-row table:style-name="ro5">
          <table:table-cell table:style-name="ce94"/>
          <table:table-cell office:value-type="string" table:style-name="ce118">
            <text:p>Utilidad neta</text:p>
          </table:table-cell>
          <table:table-cell table:number-columns-repeated="9" table:style-name="ce112"/>
          <table:table-cell table:style-name="ce111"/>
          <table:table-cell table:number-columns-repeated="16372"/>
        </table:table-row>
        <table:table-row table:style-name="ro5">
          <table:table-cell table:style-name="ce94"/>
          <table:table-cell office:value-type="string" table:style-name="ce98">
            <text:p>Apropiacion a reserva legal</text:p>
          </table:table-cell>
          <table:table-cell table:number-columns-repeated="9" table:style-name="ce99"/>
          <table:table-cell table:style-name="ce111"/>
          <table:table-cell table:number-columns-repeated="16372"/>
        </table:table-row>
        <table:table-row table:style-name="ro5">
          <table:table-cell table:style-name="ce94"/>
          <table:table-cell table:number-columns-repeated="10" table:style-name="ce98"/>
          <table:table-cell table:style-name="ce111"/>
          <table:table-cell table:number-columns-repeated="16372"/>
        </table:table-row>
        <table:table-row table:number-rows-repeated="3" table:style-name="ro5">
          <table:table-cell table:style-name="ce94"/>
          <table:table-cell table:style-name="ce113"/>
          <table:table-cell table:number-columns-repeated="6" table:style-name="ce114"/>
          <table:table-cell table:number-columns-repeated="3" table:style-name="ce113"/>
          <table:table-cell table:style-name="ce111"/>
          <table:table-cell table:number-columns-repeated="16372"/>
        </table:table-row>
        <table:table-row table:number-rows-repeated="2" table:style-name="ro5">
          <table:table-cell table:style-name="ce94"/>
          <table:table-cell table:style-name="ce98"/>
          <table:table-cell table:number-columns-repeated="9" table:style-name="ce99"/>
          <table:table-cell table:style-name="ce111"/>
          <table:table-cell table:number-columns-repeated="16372"/>
        </table:table-row>
        <table:table-row table:style-name="ro5">
          <table:table-cell table:style-name="ce94"/>
          <table:table-cell table:style-name="ce98"/>
          <table:table-cell table:number-columns-repeated="9" table:style-name="ce99"/>
          <table:table-cell table:number-columns-repeated="16373" table:style-name="ce94"/>
        </table:table-row>
        <table:table-row table:style-name="ro5">
          <table:table-cell table:style-name="ce94"/>
          <table:table-cell table:number-columns-repeated="10" table:style-name="ce112"/>
          <table:table-cell table:number-columns-repeated="16373" table:style-name="ce94"/>
        </table:table-row>
        <table:table-row table:style-name="ro5">
          <table:table-cell table:style-name="ce94"/>
          <table:table-cell table:number-columns-repeated="10" table:style-name="ce115"/>
          <table:table-cell table:number-columns-repeated="16373" table:style-name="ce94"/>
        </table:table-row>
        <table:table-row table:style-name="ro5">
          <table:table-cell table:style-name="ce94"/>
          <table:table-cell table:number-columns-repeated="10" table:style-name="ce112"/>
          <table:table-cell table:number-columns-repeated="16373" table:style-name="ce94"/>
        </table:table-row>
        <table:table-row table:style-name="ro5">
          <table:table-cell table:style-name="ce94"/>
          <table:table-cell table:style-name="ce116"/>
          <table:table-cell table:number-columns-repeated="9" table:style-name="ce112"/>
          <table:table-cell table:number-columns-repeated="16373" table:style-name="ce94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/>
          <table:table-cell table:style-name="ce98"/>
          <table:table-cell table:number-columns-repeated="9" table:style-name="ce99"/>
          <table:table-cell table:number-columns-repeated="16373"/>
        </table:table-row>
        <table:table-row table:number-rows-repeated="2" table:style-name="ro5">
          <table:table-cell/>
          <table:table-cell table:number-columns-repeated="5" table:style-name="ce98"/>
          <table:table-cell table:number-columns-repeated="5" table:style-name="ce99"/>
          <table:table-cell table:number-columns-repeated="16373"/>
        </table:table-row>
        <table:table-row table:style-name="ro5">
          <table:table-cell/>
          <table:table-cell table:style-name="ce116"/>
          <table:table-cell table:number-columns-repeated="9" table:style-name="ce117"/>
          <table:table-cell table:number-columns-repeated="16373"/>
        </table:table-row>
        <table:table-row table:style-name="ro5">
          <table:table-cell table:number-columns-repeated="16384"/>
        </table:table-row>
        <table:table-row table:number-rows-repeated="2" table:style-name="ro5">
          <table:table-cell/>
          <table:table-cell table:style-name="ce98"/>
          <table:table-cell table:number-columns-repeated="9" table:style-name="ce99"/>
          <table:table-cell table:number-columns-repeated="16373"/>
        </table:table-row>
        <table:table-row table:style-name="ro5">
          <table:table-cell/>
          <table:table-cell table:number-columns-spanned="8" table:number-rows-spanned="1" table:style-name="ce95"/>
          <table:covered-table-cell table:number-columns-repeated="7"/>
          <table:table-cell table:number-columns-repeated="2" table:style-name="ce112"/>
          <table:table-cell table:number-columns-repeated="16373"/>
        </table:table-row>
        <table:table-row table:style-name="ro5">
          <table:table-cell/>
          <table:table-cell table:style-name="ce98"/>
          <table:table-cell table:number-columns-repeated="9" table:style-name="ce99"/>
          <table:table-cell table:number-columns-repeated="16373"/>
        </table:table-row>
        <table:table-row table:number-rows-repeated="1048534" table:style-name="ro5">
          <table:table-cell table:number-columns-repeated="16384"/>
        </table:table-row>
      </table:table>
      <table:table table:name="Mayor" table:style-name="ta3">
        <table:table-column table:style-name="co15" table:number-columns-repeated="16384" table:default-cell-style-name="ce1"/>
        <table:table-row table:style-name="ro1">
          <table:table-cell table:number-columns-repeated="16384"/>
        </table:table-row>
        <table:table-row table:style-name="ro8">
          <table:table-cell table:number-columns-repeated="5" table:style-name="ce1"/>
          <table:table-cell office:value-type="string" table:style-name="ce74">
            <text:p>LIBRO MAYOR - CUENTA</text:p>
          </table:table-cell>
          <table:table-cell table:number-columns-repeated="3" table:style-name="ce1"/>
          <table:table-cell office:value-type="string" table:style-name="ce75">
            <text:p>Página:</text:p>
          </table:table-cell>
          <table:table-cell office:value-type="float" office:value="1" table:style-name="ce76">
            <text:p>1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5">
            <text:p>Fecha:</text:p>
          </table:table-cell>
          <table:table-cell office:value-type="date" office:date-value="2021-09-24T00:00:00" table:style-name="ce77">
            <text:p>24-sep-202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78">
            <text:p>Desde:</text:p>
          </table:table-cell>
          <table:table-cell office:value-type="string" table:style-name="ce79">
            <text:p>Ene/2021</text:p>
          </table:table-cell>
          <table:table-cell office:value-type="string" table:style-name="ce78">
            <text:p>Hasta:</text:p>
          </table:table-cell>
          <table:table-cell office:value-type="string" table:style-name="ce79">
            <text:p>Ago/2021</text:p>
          </table:table-cell>
          <table:table-cell table:style-name="ce1"/>
          <table:table-cell office:value-type="time" office:time-value="PT15H56M59S" table:style-name="ce80">
            <text:p>03:56:59 p.m.</text:p>
          </table:table-cell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office:value-type="string" table:style-name="ce75">
            <text:p>Usuario:</text:p>
          </table:table-cell>
          <table:table-cell office:value-type="string" table:style-name="ce81">
            <text:p>JBRAVO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2">
            <text:p>Compañía:</text:p>
          </table:table-cell>
          <table:table-cell office:value-type="string" table:style-name="ce79">
            <text:p>03 LINKOTEL</text:p>
          </table:table-cell>
          <table:table-cell table:style-name="ce1"/>
          <table:table-cell office:value-type="string" table:style-name="ce82">
            <text:p>División:</text:p>
          </table:table-cell>
          <table:table-cell office:value-type="string" table:style-name="ce79">
            <text:p>01 GUAYAQUIL</text:p>
          </table:table-cell>
          <table:table-cell table:style-name="ce1"/>
          <table:table-cell office:value-type="string" table:style-name="ce82">
            <text:p>Sucursal:</text:p>
          </table:table-cell>
          <table:table-cell office:value-type="string" table:style-name="ce79">
            <text:p>01 GUAYAQUIL</text:p>
          </table:table-cell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C-Fase</text:p>
          </table:table-cell>
          <table:table-cell table:style-name="ce1"/>
          <table:table-cell office:value-type="string" table:style-name="ce84">
            <text:p>Compr</text:p>
          </table:table-cell>
          <table:table-cell office:value-type="string" table:style-name="ce84">
            <text:p>F. Contab.</text:p>
          </table:table-cell>
          <table:table-cell table:style-name="ce1"/>
          <table:table-cell office:value-type="string" table:style-name="ce85">
            <text:p>Detalle Movimiento</text:p>
          </table:table-cell>
          <table:table-cell table:number-columns-repeated="2" table:style-name="ce1"/>
          <table:table-cell office:value-type="string" table:style-name="ce75">
            <text:p>Débito</text:p>
          </table:table-cell>
          <table:table-cell office:value-type="string" table:style-name="ce75">
            <text:p>Crédito</text:p>
          </table:table-cell>
          <table:table-cell office:value-type="string" table:style-name="ce75">
            <text:p>Saldo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10101 <text:s text:c="2"/>CAPITAL SOCI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3661400" table:style-name="ce87">
            <text:p>-3.661.400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EN-16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Registro.- Contabilizacion Aumento de Capital segun registro mercantil numero 16.729</text:p>
          </table:table-cell>
          <table:table-cell table:number-columns-repeated="4" table:style-name="ce1"/>
          <table:table-cell office:value-type="float" office:value="406799" table:style-name="ce89">
            <text:p>-406.799,00</text:p>
          </table:table-cell>
          <table:table-cell office:value-type="float" office:value="-4068199" table:style-name="ce87">
            <text:p>-4.068.199,00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3661400" table:style-name="ce90">
            <text:p>-3.661.400,00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406799" table:style-name="ce90">
            <text:p>406.799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-4068199" table:style-name="ce90">
            <text:p>-4.068.199,0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10102 <text:s text:c="2"/>APORTE PARA FUTURAS CAPITALIZACIONES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406799.86" table:style-name="ce87">
            <text:p>-406.799,8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EN-16</text:p>
          </table:table-cell>
          <table:table-cell office:value-type="date" office:date-value="2021-01-29T00:00:00" table:style-name="ce88">
            <text:p>29-ene-21</text:p>
          </table:table-cell>
          <table:table-cell office:value-type="string" table:style-name="ce86">
            <text:p>Registro.- Contabilizacion Aumento de Capital segun registro mercantil numero 16.729</text:p>
          </table:table-cell>
          <table:table-cell table:number-columns-repeated="3" table:style-name="ce1"/>
          <table:table-cell office:value-type="float" office:value="406799.86" table:style-name="ce87">
            <text:p>406.799,86<text:s/></text:p>
          </table:table-cell>
          <table:table-cell table:style-name="ce1"/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406799.86" table:style-name="ce90">
            <text:p>-406.799,86</text:p>
          </table:table-cell>
          <table:table-cell office:value-type="string" table:style-name="ce75">
            <text:p>Débito</text:p>
          </table:table-cell>
          <table:table-cell office:value-type="float" office:value="406799.86" table:style-name="ce90">
            <text:p>406.799,86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0" table:style-name="ce90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20101 <text:s text:c="2"/>RESERVA LEGAL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104043.49" table:style-name="ce87">
            <text:p>-104.043,4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AB-9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Acta Junta General aprobacion del 10% de Reserva Legal realizada el 20 de Abril 2021</text:p>
          </table:table-cell>
          <table:table-cell table:number-columns-repeated="4" table:style-name="ce1"/>
          <table:table-cell office:value-type="float" office:value="15530.68" table:style-name="ce89">
            <text:p>-15.530,68</text:p>
          </table:table-cell>
          <table:table-cell office:value-type="float" office:value="-119574.17" table:style-name="ce87">
            <text:p>-119.574,17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104043.49" table:style-name="ce90">
            <text:p>-104.043,49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15530.68" table:style-name="ce90">
            <text:p>15.530,68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-119574.17" table:style-name="ce90">
            <text:p>-119.574,1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07 <text:s text:c="2"/>RESULTADOS EJERCICIO ANTERIORES AÑO 201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406199.38" table:style-name="ce8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406199.38" table:style-name="ce87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06199.38" table:style-name="ce90">
            <text:p>406.199,38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06199.38" table:style-name="ce90">
            <text:p>406.199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08 <text:s text:c="2"/>RESULTADOS EJERCICIO ANTERIORES AÑO 201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548650.27" table:style-name="ce8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548650.27" table:style-name="ce87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548650.27" table:style-name="ce90">
            <text:p>548.650,27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48650.27" table:style-name="ce90">
            <text:p>548.650,27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09 <text:s text:c="2"/>RESULTADOS EJERCICIO ANTERIORES AÑO 201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482212.51" table:style-name="ce8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482212.51" table:style-name="ce87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82212.51" table:style-name="ce90">
            <text:p>482.212,51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82212.51" table:style-name="ce90">
            <text:p>482.212,5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0 <text:s text:c="2"/>RESULTADOS EJERCICIO ANTERIORES AÑO 2013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437216.22" table:style-name="ce8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437216.22" table:style-name="ce87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37216.22" table:style-name="ce90">
            <text:p>437.216,22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37216.22" table:style-name="ce90">
            <text:p>437.216,22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1 <text:s text:c="2"/>RESULTADOS EJERCICIO ANTERIORES AÑO 2014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353403" table:style-name="ce8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353403" table:style-name="ce87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353403" table:style-name="ce90">
            <text:p>353.403,00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353403" table:style-name="ce90">
            <text:p>353.403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2 <text:s text:c="2"/>RESULTADOS EJERCICIO ANTERIORES AÑO 2015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1071428.78" table:style-name="ce8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1071428.78" table:style-name="ce87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1071428.78" table:style-name="ce90">
            <text:p>1.071.428,78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1071428.78" table:style-name="ce90">
            <text:p>1.071.428,7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3 <text:s text:c="2"/>RESULTADOS EJERCICIO ANTERIORES AÑO 2016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587247.03" table:style-name="ce8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587247.03" table:style-name="ce87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587247.03" table:style-name="ce90">
            <text:p>587.247,03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87247.03" table:style-name="ce90">
            <text:p>587.247,03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4 <text:s text:c="2"/>RESULTADOS EJERCICIO ANTERIORES AÑO 2017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502401.38" table:style-name="ce87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502401.38" table:style-name="ce87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502401.38" table:style-name="ce90">
            <text:p>502.401,38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02401.38" table:style-name="ce90">
            <text:p>502.401,38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5 <text:s text:c="2"/>RESULTADOS EJERCICIO ANTERIORES AÑO 201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470150.81" table:style-name="ce87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470150.81" table:style-name="ce87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470150.81" table:style-name="ce90">
            <text:p>470.150,81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470150.81" table:style-name="ce90">
            <text:p>470.150,8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6 <text:s text:c="2"/>RESULTADOS EJERCICIO ANTERIORES AÑO 2019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885634.65" table:style-name="ce87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-885634.65" table:style-name="ce87">
            <text:p>-885.634,65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885634.65" table:style-name="ce90">
            <text:p>-885.634,65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-885634.65" table:style-name="ce90">
            <text:p>-885.634,65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117 <text:s text:c="2"/>RESULTADOS EJERCICIO ANTERIORES AÑO 202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AB-10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Resultado del Ejercicio 2020</text:p>
          </table:table-cell>
          <table:table-cell table:number-columns-repeated="4" table:style-name="ce1"/>
          <table:table-cell office:value-type="float" office:value="139776.09" table:style-name="ce89">
            <text:p>-139.776,09</text:p>
          </table:table-cell>
          <table:table-cell office:value-type="float" office:value="-139776.09" table:style-name="ce87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139776.09" table:style-name="ce90">
            <text:p>139.776,09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-139776.09" table:style-name="ce90">
            <text:p>-139.776,0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201 <text:s text:c="2"/>UTILIDAD/PERDIDA PRESENTE EJERCICIO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155306.76999999999" table:style-name="ce87">
            <text:p>-155.306,7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81">
            <text:p>AB-9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Acta Junta General aprobacion del 10% de Reserva Legal realizada el 20 de Abril 2021</text:p>
          </table:table-cell>
          <table:table-cell table:number-columns-repeated="3" table:style-name="ce1"/>
          <table:table-cell office:value-type="float" office:value="15530.68" table:style-name="ce87">
            <text:p>15.530,68<text:s/></text:p>
          </table:table-cell>
          <table:table-cell table:style-name="ce1"/>
          <table:table-cell office:value-type="float" office:value="-139776.09" table:style-name="ce87">
            <text:p>-139.776,09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81">
            <text:p>AB-10</text:p>
          </table:table-cell>
          <table:table-cell office:value-type="date" office:date-value="2021-04-23T00:00:00" table:style-name="ce88">
            <text:p>23-abr-21</text:p>
          </table:table-cell>
          <table:table-cell office:value-type="string" table:style-name="ce86">
            <text:p>Registro.- Resultado del Ejercicio 2020</text:p>
          </table:table-cell>
          <table:table-cell table:number-columns-repeated="3" table:style-name="ce1"/>
          <table:table-cell office:value-type="float" office:value="139776.09" table:style-name="ce87">
            <text:p>139.776,09<text:s/></text:p>
          </table:table-cell>
          <table:table-cell table:style-name="ce1"/>
          <table:table-cell office:value-type="float" office:value="0" table:style-name="ce87">
            <text:p>0,00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155306.76999999999" table:style-name="ce90">
            <text:p>-155.306,77</text:p>
          </table:table-cell>
          <table:table-cell office:value-type="string" table:style-name="ce75">
            <text:p>Débito</text:p>
          </table:table-cell>
          <table:table-cell office:value-type="float" office:value="155306.76999999999" table:style-name="ce90">
            <text:p>155.306,77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0" table:style-name="ce90">
            <text:p>0,00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30301 <text:s text:c="2"/>PROVISIONES PARA NIIF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56932.01" table:style-name="ce87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56932.01" table:style-name="ce87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56932.01" table:style-name="ce90">
            <text:p>56.932,01<text:s/>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56932.01" table:style-name="ce90">
            <text:p>56.932,01<text:s/>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3">
            <text:p>Cuenta</text:p>
          </table:table-cell>
          <table:table-cell office:value-type="string" table:style-name="ce86">
            <text:p>340101 <text:s text:c="2"/>SUPERAVIT POR REVALUACION P.P.E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4">
            <text:p>Auxiliar</text:p>
          </table:table-cell>
          <table:table-cell table:number-columns-repeated="8" table:style-name="ce1"/>
          <table:table-cell office:value-type="string" table:style-name="ce75">
            <text:p>Saldo Inicial</text:p>
          </table:table-cell>
          <table:table-cell office:value-type="float" office:value="-202047.26" table:style-name="ce87">
            <text:p>-202.047,26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"/>
          <table:table-cell office:value-type="string" table:style-name="ce86">
            <text:p>Auxiliar No tiene movimientos en este período</text:p>
          </table:table-cell>
          <table:table-cell table:number-columns-repeated="4" table:style-name="ce1"/>
          <table:table-cell office:value-type="float" office:value="0" table:style-name="ce89">
            <text:p>-0,00</text:p>
          </table:table-cell>
          <table:table-cell office:value-type="float" office:value="-202047.26" table:style-name="ce87">
            <text:p>-202.047,26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75">
            <text:p>Saldo Inicial</text:p>
          </table:table-cell>
          <table:table-cell office:value-type="float" office:value="-202047.26" table:style-name="ce90">
            <text:p>-202.047,26</text:p>
          </table:table-cell>
          <table:table-cell office:value-type="string" table:style-name="ce75">
            <text:p>Débito</text:p>
          </table:table-cell>
          <table:table-cell office:value-type="float" office:value="0" table:style-name="ce90">
            <text:p>0,00<text:s/></text:p>
          </table:table-cell>
          <table:table-cell office:value-type="string" table:style-name="ce75">
            <text:p>Crédito</text:p>
          </table:table-cell>
          <table:table-cell office:value-type="float" office:value="0" table:style-name="ce90">
            <text:p>0,00<text:s/></text:p>
          </table:table-cell>
          <table:table-cell table:style-name="ce1"/>
          <table:table-cell office:value-type="string" table:style-name="ce75">
            <text:p>Saldo Final</text:p>
          </table:table-cell>
          <table:table-cell office:value-type="float" office:value="-202047.26" table:style-name="ce90">
            <text:p>-202.047,26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table:style-name="ce75"/>
          <table:table-cell table:style-name="ce91"/>
          <table:table-cell table:style-name="ce75"/>
          <table:table-cell table:style-name="ce91"/>
          <table:table-cell table:style-name="ce75"/>
          <table:table-cell table:style-name="ce91"/>
          <table:table-cell table:style-name="ce1"/>
          <table:table-cell table:style-name="ce75"/>
          <table:table-cell table:style-name="ce91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custom-shape svg:x="0.08333in" svg:y="0in" svg:width="1.625in" svg:height="0.35417in" draw:z-index="1" draw:id="id1" draw:style-name="a1" draw:name="Imagen 1">
              <svg:title/>
              <svg:desc/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92">
            <text:p>N</text:p>
          </table:table-cell>
          <table:table-cell table:number-columns-repeated="5" table:style-name="ce1"/>
          <table:table-cell office:value-type="string" table:style-name="ce93">
            <text:p>rptConsContMayor.rpt</text:p>
          </table:table-cell>
          <table:table-cell table:number-columns-repeated="16373"/>
        </table:table-row>
        <table:table-row table:number-rows-repeated="1048437" table:style-name="ro1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CARATULA" table:style-name="ta4">
        <table:table-source xlink:href="file:///C:/Users/Carlos%20Almeida/Documents/GitHub/LINKOTEL-2020/FASE%20III%20-%20Informes/9320%20Informe%20de%20auditoria/Informe%20de%20auditoria,%20Linkotel%202020.xls" table:table-name="CARATUL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INDICE" table:style-name="ta4">
        <table:table-source xlink:href="file:///C:/Users/Carlos%20Almeida/Documents/GitHub/LINKOTEL-2020/FASE%20III%20-%20Informes/9320%20Informe%20de%20auditoria/Informe%20de%20auditoria,%20Linkotel%202020.xls" table:table-name="INDIC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OPINION" table:style-name="ta4">
        <table:table-source xlink:href="file:///C:/Users/Carlos%20Almeida/Documents/GitHub/LINKOTEL-2020/FASE%20III%20-%20Informes/9320%20Informe%20de%20auditoria/Informe%20de%20auditoria,%20Linkotel%202020.xls" table:table-name="OPIN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SIT__Y_RESULTADOS_2020" table:style-name="ta4">
        <table:table-source xlink:href="file:///C:/Users/Carlos%20Almeida/Documents/GitHub/LINKOTEL-2020/FASE%20III%20-%20Informes/9320%20Informe%20de%20auditoria/Informe%20de%20auditoria,%20Linkotel%202020.xls" table:table-name="ESTADO_SIT__Y_RESULTADOS_2020" table:mode="copy-results-only"/>
        <table:table-column/>
        <table:table-row table:number-rows-repeated="119">
          <table:table-cell table:number-columns-repeated="16384"/>
        </table:table-row>
        <table:table-row>
          <table:table-cell table:number-columns-repeated="3"/>
          <table:table-cell office:value-type="float" office:value="155307"/>
          <table:table-cell table:number-columns-repeated="16380"/>
        </table:table-row>
        <table:table-row table:number-rows-repeated="1048456">
          <table:table-cell table:number-columns-repeated="16380"/>
        </table:table-row>
      </table:table>
      <table:table table:name="'file:///C:/Users/Carlos%20Almeida/Documents/GitHub/LINKOTEL-2020/FASE%20III%20-%20Informes/9320%20Informe%20de%20auditoria/Informe%20de%20auditoria,%20Linkotel%202020.xls'#ESTADO_CAMB__PATRIMONIO_2020" table:style-name="ta4">
        <table:table-source xlink:href="file:///C:/Users/Carlos%20Almeida/Documents/GitHub/LINKOTEL-2020/FASE%20III%20-%20Informes/9320%20Informe%20de%20auditoria/Informe%20de%20auditoria,%20Linkotel%202020.xls" table:table-name="ESTADO_CAMB__PATRIMONIO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ESTADO_FLUJOS_2020" table:style-name="ta4">
        <table:table-source xlink:href="file:///C:/Users/Carlos%20Almeida/Documents/GitHub/LINKOTEL-2020/FASE%20III%20-%20Informes/9320%20Informe%20de%20auditoria/Informe%20de%20auditoria,%20Linkotel%202020.xls" table:table-name="ESTADO_FLU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ACTIVOS_FIJOS_2020" table:style-name="ta4">
        <table:table-source xlink:href="file:///C:/Users/Carlos%20Almeida/Documents/GitHub/LINKOTEL-2020/FASE%20III%20-%20Informes/9320%20Informe%20de%20auditoria/Informe%20de%20auditoria,%20Linkotel%202020.xls" table:table-name="ACTIVOS_FIJOS_20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Carlos%20Almeida/Documents/GitHub/LINKOTEL-2020/FASE%20III%20-%20Informes/9320%20Informe%20de%20auditoria/Informe%20de%20auditoria,%20Linkotel%202020.xls'#NOTAS_2020" table:style-name="ta4">
        <table:table-source xlink:href="file:///C:/Users/Carlos%20Almeida/Documents/GitHub/LINKOTEL-2020/FASE%20III%20-%20Informes/9320%20Informe%20de%20auditoria/Informe%20de%20auditoria,%20Linkotel%202020.xls" table:table-name="NOTAS_2020" table:mode="copy-results-only"/>
        <table:table-column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  <style:font-face style:name="Verdana" svg:font-family="Verdana"/>
    <style:font-face style:name="Tahoma" svg:font-family="Tahoma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5P0">
      <number:number number:decimal-places="0" number:min-decimal-places="0" number:min-integer-digits="1" number:grouping="true"/>
    </number:number-style>
    <number:number-style style:name="N5">
      <number:text>-</number:text>
      <number:number number:decimal-places="0" number:min-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0">
      <number:number number:decimal-places="2" number:min-decimal-places="2" number:min-integer-digits="1"/>
      <number:text> %</number:text>
    </number:percentage-style>
    <number:number-style style:name="N41P0">
      <number:number number:decimal-places="2" number:min-decimal-places="2" number:min-integer-digits="1" number:grouping="true"/>
      <number:text> </number:text>
    </number:number-style>
    <number:number-style style:name="N41P1">
      <number:text>(</number:text>
      <number:number number:decimal-places="2" number:min-decimal-places="2" number:min-integer-digits="1" number:grouping="true"/>
      <number:text>)</number:text>
    </number:number-style>
    <number:number-style style:name="N41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decimal-places="2" number:min-integer-digits="1" number:grouping="true"/>
      <number:text> </number:text>
    </number:number-style>
    <number:number-style style:name="N42P1">
      <number:text>-</number:text>
      <number:number number:decimal-places="2" number:min-decimal-places="2" number:min-integer-digits="1" number:grouping="true"/>
      <number:text> </number:text>
    </number:number-style>
    <number:number-style style:name="N42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percentage-style style:name="N43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number:date-style style:name="N44">
      <number:day number:style="long"/>
      <number:text>-</number:text>
      <number:month number:textual="true"/>
      <number:text>-</number:text>
      <number:year number:style="long"/>
    </number:date-style>
    <number:time-style style:name="N45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6P0">
      <number:number number:decimal-places="2" number:min-decimal-places="2" number:min-integer-digits="1" number:grouping="true"/>
      <number:text> </number:text>
    </number:number-style>
    <number:number-style style:name="N46"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date-style style:name="N47">
      <number:day number:style="long"/>
      <number:text>-</number:text>
      <number:month number:textual="true"/>
      <number:text>-</number:text>
      <number:year/>
    </number:date-style>
    <number:number-style style:name="N48P0">
      <number:text>-</number:text>
      <number:number number:decimal-places="2" number:min-decimal-places="2" number:min-integer-digits="1" number:grouping="true"/>
    </number:number-style>
    <number:number-style style:name="N48">
      <number:number number:decimal-places="2" number:min-decimal-places="2" number:min-integer-digits="1" number:grouping="true"/>
      <number:text> </number:text>
      <style:map style:condition="value()&gt;=0" style:apply-style-name="N48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27T17:53:00Z</dc:date>
    <meta:editing-cycles>8</meta:editing-cycles>
    <meta:editing-duration>PT3497S</meta:editing-duration>
  </office:meta>
</office:document-meta>
</file>